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62.45mm" fo:margin-left="-1.23mm" table:align="left" style:writing-mode="lr-tb"/>
    </style:style>
    <style:style style:name="Table1.A" style:family="table-column">
      <style:table-column-properties style:column-width="34.94mm"/>
    </style:style>
    <style:style style:name="Table1.B" style:family="table-column">
      <style:table-column-properties style:column-width="127.51mm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1.23mm" fo:padding-right="1.23mm" fo:padding-top="0mm" fo:padding-bottom="0mm" fo:border="none" style:writing-mode="lr-tb"/>
    </style:style>
    <style:style style:name="P1" style:family="paragraph" style:parent-style-name="Header">
      <style:paragraph-properties>
        <style:tab-stops/>
      </style:paragraph-properties>
    </style:style>
    <style:style style:name="P2" style:family="paragraph" style:parent-style-name="Header">
      <style:paragraph-properties style:snap-to-layout-grid="false">
        <style:tab-stops/>
      </style:paragraph-properties>
    </style:style>
    <style:style style:name="P3" style:family="paragraph" style:parent-style-name="Header">
      <style:paragraph-properties fo:text-align="start" style:justify-single-word="false">
        <style:tab-stops/>
      </style:paragraph-properties>
      <style:text-properties fo:font-style="italic" style:font-style-asian="italic"/>
    </style:style>
    <style:style style:name="P4" style:family="paragraph" style:parent-style-name="Heading_20_1" style:master-page-name="First_20_Page">
      <style:paragraph-properties style:page-number="auto"/>
    </style:style>
    <style:style style:name="P5" style:family="paragraph" style:parent-style-name="Standard">
      <style:paragraph-properties fo:text-align="start" style:justify-single-word="false"/>
      <style:text-properties fo:font-style="italic" style:font-style-asian="italic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paragraph-properties fo:keep-together="always"/>
    </style:style>
    <style:style style:name="P8" style:family="paragraph" style:parent-style-name="Standard">
      <style:paragraph-properties fo:text-align="start" style:justify-single-word="false"/>
      <style:text-properties fo:language="en" fo:country="US" fo:font-style="italic" style:font-style-asian="italic"/>
    </style:style>
    <style:style style:name="T1" style:family="text">
      <style:text-properties fo:background-color="#ffff00"/>
    </style:style>
    <style:style style:name="T2" style:family="text">
      <style:text-properties fo:font-style="italic" style:font-style-asian="italic"/>
    </style:style>
    <style:style style:name="T3" style:family="text">
      <style:text-properties fo:language="en" fo:country="US" fo:font-style="italic" style:font-style-asian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Glossario</text:h>
      <text:p text:style-name="Standard"><text:span text:style-name="T1">[da rivedere: alcune voci sono inutili, altre sono datate]</text:span>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Acronimo</text:p>
          </table:table-cell>
          <table:table-cell table:style-name="Table1.A1" office:value-type="string">
            <text:p text:style-name="P1">Sigla di un termine, costituita dalle iniziali delle parole che compongono il termine medesimo. Vi sembra farraginoso (VSF)? 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P5">Analogico</text:p>
          </table:table-cell>
          <table:table-cell table:style-name="Table1.A1" office:value-type="string">
            <text:p text:style-name="Standard">La differenza fra misurazione analogica e misurazione digitale è che mentre la misurazione analogica definisce una grandezza fisica per mezzo di un’altra grandezza fisica, la misurazione analogica si serve di numeri. Un esempio classico sono gli orologi: in un orologio analogico il passare del tempo è determinato dal variare dell’angolo fra le lancette; in un orologio digitale, l’ora è direttamente espressa in numeri. Non essendo legata alle condizioni fisiche dello strumento, la misurazione digitale è solitamente più accurata di quella analogica. Altro esempio, utilizzato anche nel testo, è quello che confronta un vecchio LP (analogico) e un CD (digitale). Nell’LP la caratteristica del suono riprodotto dipende dalla conformazione del solco in cui si muove la testina e tende quindi a perdere di fedeltà col tempo; nel CD le caratteristiche del suono sono codificate come sequenze di numeri e quindi non perdono di qualità con il passare del tempo.</text:p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5">Backbone</text:p>
          </table:table-cell>
          <table:table-cell table:style-name="Table1.A1" office:value-type="string">
            <text:p text:style-name="Standard">Termine che in Inglese vuol dire “spina dorsale” e che in informatichese indica il troncone principale di una rete, cui sono collegati tutti i bracci secondari.</text:p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5">Backdoor</text:p>
          </table:table-cell>
          <table:table-cell table:style-name="Table1.A1" office:value-type="string">
            <text:p text:style-name="Standard">Letteralmente “porta sul retro”, è una via di accesso nascosta che permette a chi la conosce di accedere a un programma con privilegi o funzionalità maggiori di quelle che avrebbe normalmente.</text:p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5">Backup</text:p>
          </table:table-cell>
          <table:table-cell table:style-name="Table1.A1" office:value-type="string">
            <text:p text:style-name="P1">Il salvataggio dei dati di un computer su un dispositivo esterno al computer in modo da proteggerli da eventuali rotture dell’hardware (improbabili) o da cancellazioni involontarie da parte degli utenti (pressocché certe).</text:p>
            <text:p text:style-name="P1"/>
          </table:table-cell>
        </table:table-row>
        <text:soft-page-break/>
        <table:table-row table:style-name="Table1.1">
          <table:table-cell table:style-name="Table1.A1" office:value-type="string">
            <text:p text:style-name="P5">Binario</text:p>
          </table:table-cell>
          <table:table-cell table:style-name="Table1.A1" office:value-type="string">
            <text:p text:style-name="Standard">I computer utilizzano per i loro calcoli il sistema binario che è basato solo sui numeri: 1 e 0. I valori da zero a dieci, in notazione binaria, sono: 0, 1, 10, 11, 100, 101, 110, 111, 1000, 1001, 1010. Un byte è un insieme di otto bit e può quindi valere da 00000000 (zero) a 11111111 (duecentocinquantacinque). Uno dei sistemi adottati per determinare se un numero, espresso in notazione binaria, sia negativo o positivo, è quello di sfruttare solo sette bit del byte per il valore e tenere l’ultimo bit per il segno: se il bit è 0, il numero è positivo, se è 1 il numero è negativo. In quest’ottica, un byte può valere da 11111111 (–128) a 01111111 (+128).</text:p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5">Bootstrap</text:p>
          </table:table-cell>
          <table:table-cell table:style-name="Table1.A1" office:value-type="string">
            <text:p text:style-name="Standard">Contrazione di una frase idiomatica inglese (<text:span text:style-name="T2">bootstrap</text:span> sono i tiranti degli stivali). Significa tirarsi su con le proprie forze e designa l’insieme di operazioni che un computer esegue all’accensione per mettersi in condizione di funzionare.</text:p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3">CAD</text:p>
          </table:table-cell>
          <table:table-cell table:style-name="Table1.A1" office:value-type="string">
            <text:p text:style-name="Standard"><text:span text:style-name="T2">Computer Aided Design</text:span>: letteralmente, “disegno aiutato dal computer”.</text:p>
            <text:p text:style-name="Standard"><text:s/></text:p>
          </table:table-cell>
        </table:table-row>
        <table:table-row table:style-name="Table1.1">
          <table:table-cell table:style-name="Table1.A1" office:value-type="string">
            <text:p text:style-name="P3">Coda di stampa</text:p>
          </table:table-cell>
          <table:table-cell table:style-name="Table1.A1" office:value-type="string">
            <text:p text:style-name="Standard">Se una stampante condivisa (v.) non riesce a soddisfare tutte le richieste di stampa che arrivano da parte degli utenti, le mette in attesa in quella che si definisce <text:span text:style-name="T2">coda di stampa</text:span>. La sequenza in cui le richieste saranno processate dipende, a seconda della configurazione della stampante, o dall’ordine di arrivo o dalla dimensione del documento (i documenti piccoli subito, quelli grossi poi) o dalla priorità assegnata al richiedente dal sistema (i documenti che arrivano dalla segreteria del Direttore Generale sono stampati prima di quelli degli impiegati dell’ufficio reclami).</text:p>
          </table:table-cell>
        </table:table-row>
        <table:table-row table:style-name="Table1.1">
          <table:table-cell table:style-name="Table1.A1" office:value-type="string">
            <text:p text:style-name="P5">Contatore</text:p>
          </table:table-cell>
          <table:table-cell table:style-name="Table1.A1" office:value-type="string">
            <text:p text:style-name="Standard">Metodo per specificare quante volte debba essere ripetuta un’operazione all’interno del codice di un programma. Se non si incrementano i contatori all’interno del ciclo, il programma va avanti finché non succede qualcosa (di solito non piacevole) che ne causa la chiusura.</text:p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5">Core</text:p>
          </table:table-cell>
          <table:table-cell table:style-name="Table1.A1" office:value-type="string">
            <text:p text:style-name="Standard">Non è romanesco, ma inglese: il termine designa la parte centrale di qualcosa, di solito un programma o un sistema operativo.</text:p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5">Crittografia</text:p>
          </table:table-cell>
          <table:table-cell table:style-name="Table1.A1" office:value-type="string">
            <text:p text:style-name="P1">La crittografia, come molte altre branche del sapere umano, si propone di rendere incomprensibile ciò che è scritto chiaramente. 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P5">Crittografo</text:p>
          </table:table-cell>
          <table:table-cell table:style-name="Table1.A1" office:value-type="string">
            <text:p text:style-name="Standard">Colui che pratica la crittografia (<text:span text:style-name="T2">v.</text:span>).</text:p>
            <text:p text:style-name="Standard"/>
          </table:table-cell>
        </table:table-row>
        <text:soft-page-break/>
        <table:table-row table:style-name="Table1.1">
          <table:table-cell table:style-name="Table1.A1" office:value-type="string">
            <text:p text:style-name="P5">Desktop</text:p>
          </table:table-cell>
          <table:table-cell table:style-name="Table1.A1" office:value-type="string">
            <text:p text:style-name="Standard">Il termine <text:span text:style-name="T2">desktop </text:span>è stato coniato per descrivere i computer che era possibile collocare su una scrivania, in contrapposizione con i mainframe, che necessitavano di ambienti dedicati. La riduzione delle misure dell’hardware ha reso questa definizione sempre più vaga, ma qui la distinzione è intesa fra i computer portatili e quelli che invece sono progettati per essere utilizzati presso una postazione fissa.</text:p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5">Digitale</text:p>
          </table:table-cell>
          <table:table-cell table:style-name="Table1.A1" office:value-type="string">
            <text:p text:style-name="Standard">v. Analogico</text:p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5">Directory</text:p>
          </table:table-cell>
          <table:table-cell table:style-name="Table1.A1" office:value-type="string">
            <text:p text:style-name="Standard">All’interno di un computer i documenti e le applicazioni sono catalogati in una struttura ad albero, detta <text:span text:style-name="T2">file system</text:span>, i cui rami sono detti <text:span text:style-name="T2">directory</text:span>.</text:p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5">Dispositivo</text:p>
          </table:table-cell>
          <table:table-cell table:style-name="Table1.A1" office:value-type="string">
            <text:p text:style-name="Standard">Un pezzo di ferro, di solito costoso. I dispositivi che si trovano all’esterno del PC sono detti anche <text:span text:style-name="T2">periferiche</text:span> (v.)</text:p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5">DLL</text:p>
            <text:p text:style-name="P5"/>
          </table:table-cell>
          <table:table-cell table:style-name="Table1.A1" office:value-type="string">
            <text:p text:style-name="Standard">Alcuni programmi sono suddivisi in blocchi (o <text:span text:style-name="T2">moduli</text:span> o <text:span text:style-name="T2">librerie</text:span>) separati che il computer utilizza solo se necessario. Le DLL (<text:span text:style-name="T2">Dynamic Linking Library</text:span>) sono delle parti di programmi che possono essere utilizzate da più programmi contemporaneamente.</text:p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5">Dpi</text:p>
          </table:table-cell>
          <table:table-cell table:style-name="Table1.A1" office:value-type="string">
            <text:p text:style-name="Standard">Acronimo di: <text:span text:style-name="T2">dots per inch </text:span>ovvero punti (stampabili) per pollice. È l’unità di misura della risoluzione dei dispositivi di output come schermi o stampanti. </text:p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5">Driver</text:p>
          </table:table-cell>
          <table:table-cell table:style-name="Table1.A1" office:value-type="string">
            <text:p text:style-name="Standard">Programmi che permettono a un computer di comunicare con un dispositivo hardware esterno.</text:p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3">File</text:p>
          </table:table-cell>
          <table:table-cell table:style-name="Table1.A1" office:value-type="string">
            <text:p text:style-name="P2"/>
            <text:p text:style-name="P1"/>
          </table:table-cell>
        </table:table-row>
        <table:table-row table:style-name="Table1.1">
          <table:table-cell table:style-name="Table1.A1" office:value-type="string">
            <text:p text:style-name="P3">File system</text:p>
          </table:table-cell>
          <table:table-cell table:style-name="Table1.A1" office:value-type="string">
            <text:p text:style-name="P1">v. Directory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P3">Free software</text:p>
          </table:table-cell>
          <table:table-cell table:style-name="Table1.A1" office:value-type="string">
            <text:p text:style-name="Standard">Software di utilizzo gratuito. Il sistema operativo Linux e buona parte del software a esso destinato, ne sono classici esempi. </text:p>
            <text:p text:style-name="Standard"><text:span text:style-name="T2">Vedi anche</text:span>: <text:a xlink:type="simple" xlink:href="http://www.fsf.org/" text:style-name="Internet_20_link" text:visited-style-name="Visited_20_Internet_20_Link"><text:span text:style-name="Internet_20_link">www.fsf.org</text:span></text:a></text:p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5">Funzione ricorsiva</text:p>
          </table:table-cell>
          <table:table-cell table:style-name="Table1.A1" office:value-type="string">
            <text:p text:style-name="Standard">Funzione che richiama sé stessa. </text:p>
            <text:p text:style-name="Standard">Vedi anche: <text:span text:style-name="T2">Funzione ricorsiva</text:span></text:p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5">GPF</text:p>
          </table:table-cell>
          <table:table-cell table:style-name="Table1.A1" office:value-type="string">
            <text:p text:style-name="Standard">Ogni programma eseguito da un computer ha a sua disposizione una porzione della memoria. Se un programma, per un errore, tenta di accedere a parti della memoria assegnate a un altro processo, si ha un GPF (<text:span text:style-name="T2">General Protection Fault</text:span>) ovvero un errore di protezione e, di solito, il programma viene terminato per evitare che comprometta l’integrità dei dati dell’altro processo.</text:p>
            <text:p text:style-name="Standard"/>
          </table:table-cell>
        </table:table-row>
        <text:soft-page-break/>
        <table:table-row table:style-name="Table1.1">
          <table:table-cell table:style-name="Table1.A1" office:value-type="string">
            <text:p text:style-name="P5">GUI</text:p>
          </table:table-cell>
          <table:table-cell table:style-name="Table1.A1" office:value-type="string">
            <text:p text:style-name="Standard">Nei programmi GUI (<text:span text:style-name="T2">Graphic User Interface</text:span>), ovvero i programmi che possiedono un sistema di comunicazione grafico con l’utente, le operazioni da svolgere (come, in questo caso, la stampa di un documento) sono selezionate da un elenco detto <text:span text:style-name="T2">menu</text:span>. La selezione avviene per mezzo di un dispositivo di puntamento (tipicamente il mouse) e le coordinate del punto dello schermo in cui avviene la selezione permettono al computer di determinare il tipo di azione richiesta dall’utente.</text:p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5">Hacker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5">Handshaking</text:p>
          </table:table-cell>
          <table:table-cell table:style-name="Table1.A1" office:value-type="string">
            <text:p text:style-name="Standard">Parte iniziale della comunicazione fra due computer in cui ciascuno dice all’altro chi è e verifica che l’altro sia quello che dice di essere.</text:p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5">IDE</text:p>
          </table:table-cell>
          <table:table-cell table:style-name="Table1.A1" office:value-type="string">
            <text:p text:style-name="Standard">È l’acronimo di “<text:span text:style-name="T2">Integrated Drive Electronics</text:span>”, un tipo di disco rigido per computer.</text:p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5">Indirizzo IP</text:p>
          </table:table-cell>
          <table:table-cell table:style-name="Table1.A1" office:value-type="string">
            <text:p text:style-name="Standard">Codice che identifica univocamente un computer all’interno di una rete basata sul protocollo TCP/IP.</text:p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5">MAC address</text:p>
          </table:table-cell>
          <table:table-cell table:style-name="Table1.A1" office:value-type="string">
            <text:p text:style-name="Standard">Codice costituito da sei valori esadecimali che identifica univocamente ciascuna scheda di rete esistente al mondo.</text:p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5">Mainframe</text:p>
          </table:table-cell>
          <table:table-cell table:style-name="Table1.A1" office:value-type="string">
            <text:p text:style-name="P1"><text:tab/>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P5">Memoria cache</text:p>
          </table:table-cell>
          <table:table-cell table:style-name="Table1.A1" office:value-type="string">
            <text:p text:style-name="P1">Memoria di appoggio della scheda video (o del processore). Serve ad accelerare i processi di visualizzazione delle immagini.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P5">Memoria di massa</text:p>
          </table:table-cell>
          <table:table-cell table:style-name="Table1.A1" office:value-type="string">
            <text:p text:style-name="Standard">Un qualsiasi dispositivo per la memorizzazione di dati. Sono memorie di massa il disco rigido, la memoria RAM, i floppy, i nastri di backup ecc.</text:p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5">Memoria persistente</text:p>
          </table:table-cell>
          <table:table-cell table:style-name="Table1.A1" office:value-type="string">
            <text:p text:style-name="Standard">Un disco rigido è una memoria di massa persistente, nel senso che conserva le informazioni anche dopo lo spegnimento del computer cui fa capo. La RAM, di contro, è una memoria di massa non persistente, perché tutto quello che contiene si perde con lo spegnimento del computer. I chip hanno delle memorie non persistenti dette <text:span text:style-name="T2">registri</text:span>. </text:p>
            <text:p text:style-name="Standard"><text:span text:style-name="T2">Vedi anche</text:span>: Memoria di massa</text:p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5">Monogatari</text:p>
          </table:table-cell>
          <table:table-cell table:style-name="Table1.A1" office:value-type="string">
            <text:p text:style-name="Standard">Una delle poche parole di giapponese che conosco. Significa: “<text:span text:style-name="T2">racconti</text:span>”.</text:p>
            <text:p text:style-name="Standard">“<text:span text:style-name="T2">Ise monogatari</text:span>” è il titolo di uno dei classici della letteratura giapponese.</text:p>
            <text:p text:style-name="P7"/>
          </table:table-cell>
        </table:table-row>
        <table:table-row table:style-name="Table1.1">
          <table:table-cell table:style-name="Table1.A1" office:value-type="string">
            <text:p text:style-name="P5">Multitasking</text:p>
          </table:table-cell>
          <table:table-cell table:style-name="Table1.A1" office:value-type="string">
            <text:p text:style-name="P7">Si dice <text:span text:style-name="T2">multitasking</text:span> un programma che può eseguire più sotto-processi contemporanei.</text:p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>Newsgroup</text:p>
          </table:table-cell>
          <table:table-cell table:style-name="Table1.A1" office:value-type="string">
            <text:p text:style-name="P6"/>
            <text:p text:style-name="Standard"/>
          </table:table-cell>
        </table:table-row>
        <text:soft-page-break/>
        <table:table-row table:style-name="Table1.1">
          <table:table-cell table:style-name="Table1.A1" office:value-type="string">
            <text:p text:style-name="P5">Nodo</text:p>
          </table:table-cell>
          <table:table-cell table:style-name="Table1.A1" office:value-type="string">
            <text:p text:style-name="Standard">v. Rete</text:p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5">Pacchetto</text:p>
          </table:table-cell>
          <table:table-cell table:style-name="Table1.A1" office:value-type="string">
            <text:p text:style-name="Standard">All’interno di una rete, i dati viaggiano suddivisi in blocchi detti <text:span text:style-name="T2">pacchetti</text:span>.</text:p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5">Parità</text:p>
          </table:table-cell>
          <table:table-cell table:style-name="Table1.A1" office:value-type="string">
            <text:p text:style-name="Standard">Metodo (troppo lungo da spiegare) per determinare se un pacchetto di dati è arrivato integro o se ha subito delle alterazioni durante la trasmissione. </text:p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5">Peer-to-peer</text:p>
          </table:table-cell>
          <table:table-cell table:style-name="Table1.A1" office:value-type="string">
            <text:p text:style-name="Standard">Tipo di collegamento diretto fra due computer.</text:p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5">Periferiche</text:p>
          </table:table-cell>
          <table:table-cell table:style-name="Table1.A1" office:value-type="string">
            <text:p text:style-name="Standard">Sono dette <text:span text:style-name="T2">periferiche</text:span> tutti i dispositivi esterni al PC come schermo, stampante, mouse tastiera ecc.</text:p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5">Postscript</text:p>
          </table:table-cell>
          <table:table-cell table:style-name="Table1.A1" office:value-type="string">
            <text:p text:style-name="Standard">Un formato di codifica dei documenti.</text:p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5">Protocollo</text:p>
          </table:table-cell>
          <table:table-cell table:style-name="Table1.A1" office:value-type="string">
            <text:p text:style-name="Standard">Il <text:span text:style-name="T2">protocollo di comunicazione</text:span> è l’insieme di convenzioni che regolano lo scambio di dati all’interno di una rete di computer. </text:p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3">Rete</text:p>
          </table:table-cell>
          <table:table-cell table:style-name="Table1.A1" office:value-type="string">
            <text:p text:style-name="Standard">I diversi elaboratori elettronici di una società sono di solito collegati l’un l’altro in modo da potersi scambiare dati. Questi insiemi di computer sono detti <text:span text:style-name="T2">reti</text:span>. Ogni computer collegato alla rete è detto <text:span text:style-name="T2">nodo</text:span> della rete. Le reti si differenziano fra reti <text:span text:style-name="T2">paritetiche,</text:span> in cui ciascun computer richiede e offre dati e servizi agli altri nodi della rete, e reti <text:span text:style-name="T2">client-server</text:span>, in cui esiste un computer centrale al quale tutti gli atri nodi richiedono dati e servizi. </text:p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5">Rete neurale</text:p>
          </table:table-cell>
          <table:table-cell table:style-name="Table1.A1" office:value-type="string">
            <text:p text:style-name="Standard">Sistemi di elaborazione che emulano (o cercano di emulare) il funzionamento del cervello umano. La rete neurale che odio di più è quella del mio programma di Backgammon, che giusto iersera mi ha stracciato tre volte su quattro.</text:p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5">Ring</text:p>
          </table:table-cell>
          <table:table-cell table:style-name="Table1.A1" office:value-type="string">
            <text:p text:style-name="Standard">Un processore ha dei livelli di esecuzione per i programmi, detti <text:span text:style-name="T2">ring</text:span>. Più è importante il processo, tanto più basso è il numero del <text:span text:style-name="T2">ring</text:span> in cui è eseguito. Di solito (ma sfortunatamente non sempre) i programmi con interazione dell’utente sono assegnati al terzo ring, lasciando i ring inferiori ai processi di controllo del sistema operativo.</text:p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5">Schedulazione</text:p>
          </table:table-cell>
          <table:table-cell table:style-name="Table1.A1" office:value-type="string">
            <text:p text:style-name="Standard">Come per le stampanti condivise (v.), anche un computer su cui siano eseguiti più processi di calcolo, gestisce le richieste che gli arrivano in base a un ordine gerarchico. Il termine <text:span text:style-name="T2">schedulazione</text:span> deriva dall’inglese <text:span text:style-name="T3">scheduling</text:span>.</text:p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8">Service-pack</text:p>
          </table:table-cell>
          <table:table-cell table:style-name="Table1.A1" office:value-type="string">
            <text:p text:style-name="Standard">Software che corregge gli errori all’interno di altro software (ma chi corregge gli errori all’interno del service-pack?).</text:p>
            <text:p text:style-name="Standard"/>
          </table:table-cell>
        </table:table-row>
        <text:soft-page-break/>
        <table:table-row table:style-name="Table1.1">
          <table:table-cell table:style-name="Table1.A1" office:value-type="string">
            <text:p text:style-name="P5">Shutdown</text:p>
          </table:table-cell>
          <table:table-cell table:style-name="Table1.A1" office:value-type="string">
            <text:p text:style-name="Standard">Il processo di chiusura di una rete consiste nello spegnimento successivo di tutti i computer che ne fanno parte.</text:p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5">Sistema operativo</text:p>
          </table:table-cell>
          <table:table-cell table:style-name="Table1.A1" office:value-type="string">
            <text:p text:style-name="Standard">Il sistema operativo è un software particolare che permette al computer di funzionare. Sono sistemi operativi Unix, Linux, MVS, DOS ecc.</text:p>
            <text:p text:style-name="Standard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page"/>
      <style:text-properties style:use-window-font-color="true" style:font-name="Times New Roman" fo:font-size="12pt" fo:language="it" fo:country="IT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Courier New" fo:font-size="11pt" fo:language="it" fo:country="IT" style:font-name-asian="Times New Roman" style:font-size-asian="11pt" style:font-name-complex="Courier New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break-before="page" fo:keep-with-next="always"/>
      <style:text-properties style:font-name="Courier New" fo:font-size="18pt" fo:font-weight="bold" style:letter-kerning="true" style:font-size-asian="18pt" style:font-weight-asian="bold" style:font-name-complex="Courier New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4.23mm" fo:margin-bottom="1.06mm" fo:keep-with-next="always"/>
      <style:text-properties fo:font-weight="bold" style:font-weight-asian="bold" style:font-name-complex="Arial" style:font-size-complex="13pt" style:font-weight-complex="bold"/>
    </style:style>
    <style:style style:name="Contents_20_1" style:display-name="Contents 1" style:family="paragraph" style:parent-style-name="Standard" style:next-style-name="Standard" style:class="index"/>
    <style:style style:name="Stile_20_Sommario_20_1_20__2b__20_Sinistro_3a__20__20_0_20_mm" style:display-name="Stile Sommario 1 + Sinistro:  0 mm" style:family="paragraph" style:parent-style-name="Contents_20_1">
      <style:paragraph-properties fo:text-align="justify" style:justify-single-word="false" fo:orphans="0" fo:widows="0"/>
      <style:text-properties fo:font-size="11pt" style:font-size-asian="11pt"/>
    </style:style>
    <style:style style:name="Footnote" style:family="paragraph" style:parent-style-name="Standard" style:class="extra"/>
    <style:style style:name="Nota" style:family="paragraph" style:parent-style-name="Standard">
      <style:paragraph-properties fo:margin-left="20mm" fo:margin-right="0mm" fo:margin-top="2.12mm" fo:margin-bottom="2.12mm" fo:text-indent="0mm" style:auto-text-indent="false"/>
      <style:text-properties fo:font-size="11pt" style:font-size-asian="11pt"/>
    </style:style>
    <style:style style:name="codice" style:family="paragraph" style:parent-style-name="Standard">
      <style:paragraph-properties fo:margin-left="10mm" fo:margin-right="10mm" fo:orphans="0" fo:widows="0" fo:text-indent="0mm" style:auto-text-indent="false" fo:background-color="#f3f3f3">
        <style:background-image/>
      </style:paragraph-properties>
      <style:text-properties fo:font-size="9pt" fo:language="none" fo:country="none" style:font-size-asian="9pt" style:language-asian="none" style:country-asian="none"/>
    </style:style>
    <style:style style:name="Incluso" style:family="paragraph" style:parent-style-name="Standard">
      <style:paragraph-properties fo:margin-left="10mm" fo:margin-right="10mm" fo:text-align="justify" style:justify-single-word="false" fo:text-indent="0mm" style:auto-text-indent="false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Standard" style:class="extra">
      <style:paragraph-properties fo:text-align="justify" style:justify-single-word="false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style:font-name-complex="Wingdings"/>
    </style:style>
    <style:style style:name="WW8Num1z1" style:family="text">
      <style:text-properties style:font-name="Courier New" style:font-name-complex="Courier New"/>
    </style:style>
    <style:style style:name="WW8Num1z3" style:family="text">
      <style:text-properties style:font-name="Symbol" style:font-name-complex="Symbol"/>
    </style:style>
    <style:style style:name="WW8Num2z0" style:family="text"/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3z0" style:family="text"/>
    <style:style style:name="WW8Num4z0" style:family="text"/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Car._20_predefinito_20_paragrafo" style:display-name="Car. predefinito paragrafo" style:family="text"/>
    <style:style style:name="Footnote_20_Symbol" style:display-name="Footnote Symbol" style:family="text" style:parent-style-name="Car._20_predefinito_20_paragrafo">
      <style:text-properties style:text-position="super 58%"/>
    </style:style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5.01mm" fo:text-indent="-5.01mm" fo:margin-left="5.01m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a" style:num-letter-sync="true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5.01mm" fo:margin-bottom="30mm" fo:margin-left="25.01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-characters="tru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Glossario</dc:title>
    <meta:initial-creator>Carlo Simonelli</meta:initial-creator>
    <meta:creation-date>2007-06-21T19:53:00</meta:creation-date>
    <dc:creator>Carlo Simonelli</dc:creator>
    <dc:date>2007-06-21T19:53:00</dc:date>
    <meta:editing-cycles>1</meta:editing-cycles>
    <meta:editing-duration>P15824DT17H31M44S</meta:editing-duration>
    <meta:document-statistic meta:table-count="1" meta:image-count="0" meta:object-count="0" meta:page-count="6" meta:paragraph-count="108" meta:word-count="1575" meta:character-count="10076"/>
    <meta:generator>OpenOffice/4.1.1$Unix OpenOffice.org_project/411m6$Build-9775</meta:generator>
  </office:meta>
</office:document-meta>
</file>